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9.999cm" style:auto-text-indent="false" style:writing-mode="lr-tb"/>
      <style:text-properties style:font-name="Calibri" fo:font-size="11pt" officeooo:paragraph-rsid="001a4ea5" fo:background-color="transparent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loext:graphic-properties draw:fill="none"/>
      <style:paragraph-properties fo:margin-left="0cm" fo:margin-right="0cm" fo:text-indent="8.5cm" style:auto-text-indent="false" fo:background-color="transparent" style:writing-mode="lr-tb"/>
      <style:text-properties style:font-name="Calibri" fo:font-size="11pt" officeooo:rsid="001a4ea5" officeooo:paragraph-rsid="001a4ea5" fo:background-color="transparent" style:font-size-asian="11pt" style:font-name-complex="Times New Roman" style:font-size-complex="11pt"/>
    </style:style>
    <style:style style:name="P3" style:family="paragraph" style:parent-style-name="Standard">
      <loext:graphic-properties draw:fill="none"/>
      <style:paragraph-properties fo:margin-left="8.5cm" fo:margin-right="0cm" fo:text-indent="0cm" style:auto-text-indent="false" fo:background-color="transparent" style:writing-mode="lr-tb"/>
      <style:text-properties style:font-name="Calibri" fo:font-size="11pt" fo:font-weight="bold" officeooo:rsid="001a4ea5" officeooo:paragraph-rsid="001a4ea5" fo:background-color="transparent" style:font-size-asian="11pt" style:font-weight-asian="bold" style:font-name-complex="Times New Roman" style:font-size-complex="11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indent="8.5cm" style:auto-text-indent="false" fo:background-color="transparent" style:writing-mode="lr-tb"/>
      <style:text-properties style:font-name="Calibri" fo:font-size="11pt" fo:font-weight="bold" officeooo:rsid="001a4ea5" officeooo:paragraph-rsid="001a4ea5" fo:background-color="transparent" style:font-size-asian="11pt" style:font-weight-asian="bold" style:font-name-complex="Times New Roman" style:font-size-complex="11pt" style:font-weight-complex="bold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Calibri" fo:font-size="11pt" fo:font-weight="bold" officeooo:rsid="001a4ea5" officeooo:paragraph-rsid="001a4ea5" fo:background-color="transparent" style:font-size-asian="11pt" style:font-weight-asian="bold" style:font-name-complex="Times New Roman" style:font-size-complex="11pt" style:font-weight-complex="bold"/>
    </style:style>
    <style:style style:name="P6" style:family="paragraph" style:parent-style-name="Standard" style:master-page-name="">
      <loext:graphic-properties draw:fill="none"/>
      <style:paragraph-properties fo:margin-left="0cm" fo:margin-right="0cm" fo:text-indent="8.5cm" style:auto-text-indent="false" style:page-number="auto" fo:background-color="transparent" style:writing-mode="lr-tb"/>
      <style:text-properties style:font-name="Calibri" fo:font-size="11pt" fo:font-style="italic" style:text-underline-style="solid" style:text-underline-width="auto" style:text-underline-color="font-color" officeooo:rsid="001a4ea5" officeooo:paragraph-rsid="001a4ea5" fo:background-color="transparent" style:font-size-asian="11pt" style:font-style-asian="italic" style:font-name-complex="Times New Roman" style:font-size-complex="11pt" style:font-style-complex="italic"/>
    </style:style>
    <style:style style:name="P7" style:family="paragraph" style:parent-style-name="Standard">
      <style:paragraph-properties fo:margin-left="1.251cm" fo:text-indent="0cm" style:auto-text-indent="false" style:writing-mode="lr-tb"/>
      <style:text-properties style:font-name="Calibri" fo:font-size="11pt" fo:language="pl" fo:country="PL" fo:font-weight="normal" officeooo:rsid="001c4ff7" officeooo:paragraph-rsid="001c4ff7" fo:background-color="transparent" style:font-size-asian="11pt" style:font-weight-asian="normal" style:font-name-complex="Times New Roman" style:font-size-complex="11pt" style:font-weight-complex="normal"/>
    </style:style>
    <style:style style:name="P8" style:family="paragraph" style:parent-style-name="Standard">
      <style:paragraph-properties fo:margin-left="0cm" fo:text-indent="0cm" style:auto-text-indent="false" style:writing-mode="lr-tb"/>
      <style:text-properties style:font-name="Calibri" fo:font-size="11pt" fo:language="pl" fo:country="PL" fo:font-weight="normal" officeooo:rsid="002013f4" officeooo:paragraph-rsid="001eac12" fo:background-color="transparent" style:font-size-asian="11pt" style:font-weight-asian="normal" style:font-name-complex="Times New Roman" style:font-size-complex="11pt" style:font-weight-complex="normal"/>
    </style:style>
    <style:style style:name="P9" style:family="paragraph" style:parent-style-name="Standard">
      <style:paragraph-properties fo:margin-left="0cm" fo:text-indent="0cm" style:auto-text-indent="false" style:writing-mode="lr-tb"/>
      <style:text-properties style:font-name="Calibri" fo:font-size="11pt" fo:language="pl" fo:country="PL" fo:font-weight="normal" officeooo:rsid="00225064" officeooo:paragraph-rsid="00225064" fo:background-color="transparent" style:font-size-asian="11pt" style:font-weight-asian="normal" style:font-name-complex="Times New Roman" style:font-size-complex="11pt" style:font-weight-complex="normal"/>
    </style:style>
    <style:style style:name="P10" style:family="paragraph" style:parent-style-name="Standard">
      <style:paragraph-properties fo:margin-left="0cm" fo:text-align="start" style:justify-single-word="false" fo:text-indent="0cm" style:auto-text-indent="false" style:writing-mode="lr-tb"/>
      <style:text-properties style:font-name="Calibri" fo:font-size="11pt" fo:language="pl" fo:country="PL" fo:font-weight="normal" officeooo:rsid="00233977" officeooo:paragraph-rsid="00233977" fo:background-color="transparent" style:font-size-asian="11pt" style:font-weight-asian="normal" style:font-name-complex="Times New Roman" style:font-size-complex="11pt" style:font-weight-complex="normal"/>
    </style:style>
    <style:style style:name="P11" style:family="paragraph" style:parent-style-name="Standard">
      <style:paragraph-properties style:writing-mode="lr-tb"/>
      <style:text-properties officeooo:paragraph-rsid="001a4ea5"/>
    </style:style>
    <style:style style:name="P12" style:family="paragraph" style:parent-style-name="Standard">
      <style:paragraph-properties style:writing-mode="lr-tb"/>
      <style:text-properties officeooo:rsid="001a4ea5" officeooo:paragraph-rsid="001a4ea5"/>
    </style:style>
    <style:style style:name="P13" style:family="paragraph" style:parent-style-name="Standard">
      <loext:graphic-properties draw:fill="none"/>
      <style:paragraph-properties fo:margin-left="0cm" fo:margin-right="0cm" fo:text-indent="8.5cm" style:auto-text-indent="false" fo:background-color="transparent" style:writing-mode="lr-tb"/>
      <style:text-properties officeooo:rsid="001a4ea5" officeooo:paragraph-rsid="001a4ea5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indent="8.5cm" style:auto-text-indent="false" style:page-number="auto" fo:background-color="transparent" style:writing-mode="lr-tb"/>
      <style:text-properties officeooo:rsid="001a4ea5" officeooo:paragraph-rsid="001a4ea5"/>
    </style:style>
    <style:style style:name="P15" style:family="paragraph" style:parent-style-name="Standard">
      <style:paragraph-properties fo:margin-left="1.251cm" fo:text-indent="0cm" style:auto-text-indent="false" style:writing-mode="lr-tb"/>
      <style:text-properties officeooo:paragraph-rsid="001adb08"/>
    </style:style>
    <style:style style:name="P16" style:family="paragraph" style:parent-style-name="Standard">
      <style:paragraph-properties fo:margin-left="1.251cm" fo:text-indent="0cm" style:auto-text-indent="false" style:writing-mode="lr-tb"/>
      <style:text-properties officeooo:paragraph-rsid="001c4ff7"/>
    </style:style>
    <style:style style:name="P17" style:family="paragraph" style:parent-style-name="Standard">
      <style:paragraph-properties fo:margin-left="1.251cm" fo:text-indent="0cm" style:auto-text-indent="false" style:writing-mode="lr-tb"/>
      <style:text-properties officeooo:rsid="001c4ff7" officeooo:paragraph-rsid="001c4ff7"/>
    </style:style>
    <style:style style:name="P18" style:family="paragraph" style:parent-style-name="Standard" style:master-page-name="">
      <loext:graphic-properties draw:fill="none"/>
      <style:paragraph-properties fo:margin-left="8.5cm" fo:margin-right="0cm" fo:text-indent="0cm" style:auto-text-indent="false" style:page-number="auto" fo:background-color="transparent" style:writing-mode="lr-tb"/>
      <style:text-properties fo:font-weight="bold" style:font-weight-asian="bold" style:font-weight-complex="bold"/>
    </style:style>
    <style:style style:name="P19" style:family="paragraph" style:parent-style-name="Standard">
      <style:paragraph-properties fo:margin-left="0cm" fo:text-align="end" style:justify-single-word="false" fo:text-indent="0cm" style:auto-text-indent="false" style:writing-mode="lr-tb"/>
      <style:text-properties fo:font-weight="bold" officeooo:rsid="00225064" officeooo:paragraph-rsid="00225064" style:font-weight-asian="bold" style:font-weight-complex="bold"/>
    </style:style>
    <style:style style:name="P20" style:family="paragraph" style:parent-style-name="Standard">
      <style:paragraph-properties style:writing-mode="lr-tb"/>
      <style:text-properties officeooo:paragraph-rsid="001dfa4e"/>
    </style:style>
    <style:style style:name="P21" style:family="paragraph" style:parent-style-name="Standard">
      <style:paragraph-properties fo:margin-left="1.251cm" fo:text-indent="0cm" style:auto-text-indent="false" style:writing-mode="lr-tb"/>
      <style:text-properties officeooo:paragraph-rsid="001dfa4e"/>
    </style:style>
    <style:style style:name="P22" style:family="paragraph" style:parent-style-name="Standard">
      <style:paragraph-properties fo:margin-left="0cm" fo:text-indent="0cm" style:auto-text-indent="false" style:writing-mode="lr-tb"/>
      <style:text-properties officeooo:paragraph-rsid="001dfa4e"/>
    </style:style>
    <style:style style:name="P23" style:family="paragraph" style:parent-style-name="Standard">
      <style:paragraph-properties fo:margin-left="0cm" fo:text-indent="0cm" style:auto-text-indent="false" style:writing-mode="lr-tb"/>
      <style:text-properties officeooo:rsid="001eac12" officeooo:paragraph-rsid="001eac12"/>
    </style:style>
    <style:style style:name="P24" style:family="paragraph" style:parent-style-name="Standard">
      <style:paragraph-properties fo:margin-left="0cm" fo:text-indent="0cm" style:auto-text-indent="false" style:writing-mode="lr-tb"/>
      <style:text-properties officeooo:rsid="001eac12" officeooo:paragraph-rsid="00212a77"/>
    </style:style>
    <style:style style:name="P25" style:family="paragraph" style:parent-style-name="Standard">
      <style:paragraph-properties fo:margin-left="0cm" fo:text-indent="0cm" style:auto-text-indent="false" style:writing-mode="lr-tb"/>
      <style:text-properties fo:font-weight="normal" officeooo:rsid="001eac12" officeooo:paragraph-rsid="00225064" style:font-weight-asian="normal" style:font-weight-complex="normal"/>
    </style:style>
    <style:style style:name="P26" style:family="paragraph" style:parent-style-name="Standard">
      <style:paragraph-properties fo:margin-left="0cm" fo:text-align="start" style:justify-single-word="false" fo:text-indent="0cm" style:auto-text-indent="false" style:writing-mode="lr-tb"/>
      <style:text-properties fo:font-weight="normal" officeooo:rsid="00233977" officeooo:paragraph-rsid="00233977" style:font-weight-asian="normal" style:font-weight-complex="normal"/>
    </style:style>
    <style:style style:name="P27" style:family="paragraph" style:parent-style-name="Comment">
      <style:paragraph-properties fo:margin-top="0.42cm" fo:margin-bottom="0.349cm"/>
    </style:style>
    <style:style style:name="T1" style:family="text">
      <style:text-properties style:font-name-complex="Times New Roman"/>
    </style:style>
    <style:style style:name="T2" style:family="text">
      <style:text-properties officeooo:rsid="0029f806" style:font-name-complex="Times New Roman"/>
    </style:style>
    <style:style style:name="T3" style:family="text">
      <style:text-properties officeooo:rsid="0024d9a9" style:font-name-complex="Times New Roman"/>
    </style:style>
    <style:style style:name="T4" style:family="text">
      <style:text-properties officeooo:rsid="001a4ea5" style:font-name-complex="Times New Roman"/>
    </style:style>
    <style:style style:name="T5" style:family="text">
      <style:text-properties style:font-name="Calibri" fo:font-size="11pt" fo:background-color="transparent" loext:char-shading-value="0" style:font-size-asian="11pt" style:font-name-complex="Times New Roman" style:font-size-complex="11pt"/>
    </style:style>
    <style:style style:name="T6" style:family="text">
      <style:text-properties style:font-name="Calibri" fo:font-size="11pt" officeooo:rsid="0024d9a9" fo:background-color="transparent" loext:char-shading-value="0" style:font-size-asian="11pt" style:font-name-complex="Times New Roman" style:font-size-complex="11pt"/>
    </style:style>
    <style:style style:name="T7" style:family="text">
      <style:text-properties style:font-name="Calibri" fo:font-size="11pt" officeooo:rsid="001a4ea5" fo:background-color="transparent" loext:char-shading-value="0" style:font-size-asian="11pt" style:font-name-complex="Times New Roman" style:font-size-complex="11pt"/>
    </style:style>
    <style:style style:name="T8" style:family="text">
      <style:text-properties style:font-name="Calibri" fo:font-size="11pt" officeooo:rsid="001adb08" fo:background-color="transparent" loext:char-shading-value="0" style:font-size-asian="11pt" style:font-name-complex="Times New Roman" style:font-size-complex="11pt"/>
    </style:style>
    <style:style style:name="T9" style:family="text">
      <style:text-properties style:font-name="Calibri" fo:font-size="11pt" officeooo:rsid="001c4ff7" fo:background-color="transparent" loext:char-shading-value="0" style:font-size-asian="11pt" style:font-name-complex="Times New Roman" style:font-size-complex="11pt"/>
    </style:style>
    <style:style style:name="T10" style:family="text">
      <style:text-properties style:font-name="Calibri" fo:font-size="11pt" officeooo:rsid="001fec55" fo:background-color="transparent" loext:char-shading-value="0" style:font-size-asian="11pt" style:font-name-complex="Times New Roman" style:font-size-complex="11pt"/>
    </style:style>
    <style:style style:name="T11" style:family="text">
      <style:text-properties style:font-name="Calibri" fo:font-size="11pt" fo:language="pl" fo:country="PL" fo:font-weight="normal" fo:background-color="transparent" loext:char-shading-value="0" style:font-size-asian="11pt" style:font-weight-asian="normal" style:font-name-complex="Times New Roman" style:font-size-complex="11pt" style:font-weight-complex="normal"/>
    </style:style>
    <style:style style:name="T12" style:family="text">
      <style:text-properties style:font-name="Calibri" fo:font-size="11pt" fo:language="pl" fo:country="PL" fo:font-weight="normal" officeooo:rsid="00056d22" fo:background-color="transparent" loext:char-shading-value="0" style:font-size-asian="11pt" style:font-weight-asian="normal" style:font-name-complex="Times New Roman" style:font-size-complex="11pt" style:font-weight-complex="normal"/>
    </style:style>
    <style:style style:name="T13" style:family="text">
      <style:text-properties style:font-name="Calibri" fo:font-size="11pt" fo:language="pl" fo:country="PL" fo:font-weight="normal" officeooo:rsid="001adb08" fo:background-color="transparent" loext:char-shading-value="0" style:font-size-asian="11pt" style:font-weight-asian="normal" style:font-name-complex="Times New Roman" style:font-size-complex="11pt" style:font-weight-complex="normal"/>
    </style:style>
    <style:style style:name="T14" style:family="text">
      <style:text-properties style:font-name="Calibri" fo:font-size="11pt" fo:language="pl" fo:country="PL" fo:font-weight="normal" officeooo:rsid="001c4ff7" fo:background-color="transparent" loext:char-shading-value="0" style:font-size-asian="11pt" style:font-weight-asian="normal" style:font-name-complex="Times New Roman" style:font-size-complex="11pt" style:font-weight-complex="normal"/>
    </style:style>
    <style:style style:name="T15" style:family="text">
      <style:text-properties style:font-name="Calibri" fo:font-size="11pt" fo:language="pl" fo:country="PL" fo:font-weight="normal" officeooo:rsid="001dfa4e" fo:background-color="transparent" loext:char-shading-value="0" style:font-size-asian="11pt" style:font-weight-asian="normal" style:font-name-complex="Times New Roman" style:font-size-complex="11pt" style:font-weight-complex="normal"/>
    </style:style>
    <style:style style:name="T16" style:family="text">
      <style:text-properties style:font-name="Calibri" fo:font-size="11pt" fo:language="pl" fo:country="PL" fo:font-weight="normal" officeooo:rsid="001fec55" fo:background-color="transparent" loext:char-shading-value="0" style:font-size-asian="11pt" style:font-weight-asian="normal" style:font-name-complex="Times New Roman" style:font-size-complex="11pt" style:font-weight-complex="normal"/>
    </style:style>
    <style:style style:name="T17" style:family="text">
      <style:text-properties style:font-name="Calibri" fo:font-size="11pt" fo:language="pl" fo:country="PL" fo:font-weight="normal" officeooo:rsid="002013f4" fo:background-color="transparent" loext:char-shading-value="0" style:font-size-asian="11pt" style:font-weight-asian="normal" style:font-name-complex="Times New Roman" style:font-size-complex="11pt" style:font-weight-complex="normal"/>
    </style:style>
    <style:style style:name="T18" style:family="text">
      <style:text-properties style:font-name="Calibri" fo:font-size="11pt" fo:language="pl" fo:country="PL" fo:font-weight="normal" officeooo:rsid="00212a77" fo:background-color="transparent" loext:char-shading-value="0" style:font-size-asian="11pt" style:font-weight-asian="normal" style:font-name-complex="Times New Roman" style:font-size-complex="11pt" style:font-weight-complex="normal"/>
    </style:style>
    <style:style style:name="T19" style:family="text">
      <style:text-properties style:font-name="Calibri" fo:font-size="11pt" fo:language="pl" fo:country="PL" fo:font-weight="normal" officeooo:rsid="00225064" fo:background-color="transparent" loext:char-shading-value="0" style:font-size-asian="11pt" style:font-weight-asian="normal" style:font-name-complex="Times New Roman" style:font-size-complex="11pt" style:font-weight-complex="normal"/>
    </style:style>
    <style:style style:name="T20" style:family="text">
      <style:text-properties style:font-name="Calibri" fo:font-size="11pt" fo:language="pl" fo:country="PL" fo:font-weight="normal" officeooo:rsid="002664e4" fo:background-color="transparent" loext:char-shading-value="0" style:font-size-asian="11pt" style:font-weight-asian="normal" style:font-name-complex="Times New Roman" style:font-size-complex="11pt" style:font-weight-complex="normal"/>
    </style:style>
    <style:style style:name="T21" style:family="text">
      <style:text-properties style:font-name="Calibri" fo:font-size="11pt" fo:language="pl" fo:country="PL" fo:font-weight="bold" fo:background-color="transparent" loext:char-shading-value="0" style:font-size-asian="11pt" style:font-weight-asian="bold" style:font-name-complex="Times New Roman" style:font-size-complex="11pt" style:font-weight-complex="bold"/>
    </style:style>
    <style:style style:name="T22" style:family="text">
      <style:text-properties style:font-name="Calibri" fo:font-size="11pt" fo:language="pl" fo:country="PL" fo:font-weight="bold" officeooo:rsid="001fec55" fo:background-color="transparent" loext:char-shading-value="0" style:font-size-asian="11pt" style:font-weight-asian="bold" style:font-name-complex="Times New Roman" style:font-size-complex="11pt" style:font-weight-complex="bold"/>
    </style:style>
    <style:style style:name="T23" style:family="text">
      <style:text-properties style:font-name="Calibri" fo:font-size="11pt" fo:language="pl" fo:country="PL" fo:font-weight="bold" officeooo:rsid="00212a77" fo:background-color="transparent" loext:char-shading-value="0" style:font-size-asian="11pt" style:font-weight-asian="bold" style:font-name-complex="Times New Roman" style:font-size-complex="11pt" style:font-weight-complex="bold"/>
    </style:style>
    <style:style style:name="T24" style:family="text">
      <style:text-properties style:font-name="Calibri" fo:font-size="11pt" fo:language="pl" fo:country="PL" fo:font-weight="bold" officeooo:rsid="00225064" fo:background-color="transparent" loext:char-shading-value="0" style:font-size-asian="11pt" style:font-weight-asian="bold" style:font-name-complex="Times New Roman" style:font-size-complex="11pt" style:font-weight-complex="bold"/>
    </style:style>
    <style:style style:name="T25" style:family="text">
      <style:text-properties style:font-name="Calibri" fo:font-size="11pt" fo:language="pl" fo:country="PL" fo:font-weight="bold" officeooo:rsid="002380c7" fo:background-color="transparent" loext:char-shading-value="0" style:font-size-asian="11pt" style:font-weight-asian="bold" style:font-name-complex="Times New Roman" style:font-size-complex="11pt" style:font-weight-complex="bold"/>
    </style:style>
    <style:style style:name="T26" style:family="text">
      <style:text-properties style:font-name="Calibri" fo:font-size="11pt" fo:language="pl" fo:country="PL" fo:background-color="transparent" loext:char-shading-value="0" style:font-size-asian="11pt" style:font-name-complex="Times New Roman" style:font-size-complex="11pt"/>
    </style:style>
    <style:style style:name="T27" style:family="text">
      <style:text-properties style:font-name="Calibri" fo:font-size="11pt" fo:language="pl" fo:country="PL" officeooo:rsid="00225064" fo:background-color="transparent" loext:char-shading-value="0" style:font-size-asian="11pt" style:font-name-complex="Times New Roman" style:font-size-complex="11pt"/>
    </style:style>
    <style:style style:name="T28" style:family="text">
      <style:text-properties style:font-name="Calibri" fo:font-size="11pt" fo:language="pl" fo:country="PL" officeooo:rsid="001adb08" fo:background-color="transparent" loext:char-shading-value="0" style:font-size-asian="11pt" style:font-name-complex="Times New Roman" style:font-size-complex="11pt"/>
    </style:style>
    <style:style style:name="T29" style:family="text">
      <style:text-properties style:font-name="Calibri" fo:font-size="11pt" fo:font-weight="bold" fo:background-color="transparent" loext:char-shading-value="0" style:font-size-asian="11pt" style:font-weight-asian="bold" style:font-name-complex="Times New Roman" style:font-size-complex="11pt" style:font-weight-complex="bold"/>
    </style:style>
    <style:style style:name="T30" style:family="text">
      <style:text-properties style:font-name="Calibri" fo:font-size="11pt" fo:font-weight="bold" officeooo:rsid="001adb08" fo:background-color="transparent" loext:char-shading-value="0" style:font-size-asian="11pt" style:font-weight-asian="bold" style:font-name-complex="Times New Roman" style:font-size-complex="11pt" style:font-weight-complex="bold"/>
    </style:style>
    <style:style style:name="T31" style:family="text">
      <style:text-properties style:font-name="Calibri" fo:font-size="11pt" fo:font-weight="bold" officeooo:rsid="001dfa4e" fo:background-color="transparent" loext:char-shading-value="0" style:font-size-asian="11pt" style:font-weight-asian="bold" style:font-name-complex="Times New Roman" style:font-size-complex="11pt" style:font-weight-complex="bold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office:annotation office:name="__Annotation__3044_133350677" loext:resolved="false"><dc:creator>FirstName LastName</dc:creator><dc:date>2024-04-09T22:34:15.090000000</dc:date><meta:creator-initials>FL</meta:creator-initials><text:p text:style-name="Comment">ГОРАД І ДАТА СКЛАДАННЯ СКАРГІ</text:p></office:annotation><text:span text:style-name="T2">Miasto</text:span><text:span text:style-name="T3">,</text:span><text:span text:style-name="T1"> dnia </text:span><text:span text:style-name="T3">08.0</text:span><text:span text:style-name="T4">4</text:span><text:span text:style-name="T3">.2024</text:span><office:annotation-end office:name="__Annotation__3044_133350677"/></text:p>
      <text:p text:style-name="P1"><text:span text:style-name="T3"/></text:p>
      <text:p text:style-name="P18"><text:span text:style-name="T6">W</text:span><text:span text:style-name="T7">ojewódzki Sąd Administracyjny</text:span></text:p>
      <text:p text:style-name="P3">we Wrocławiu</text:p>
      <text:p text:style-name="P3">ul. Świętego Mikołaja 78-79</text:p>
      <text:p text:style-name="P3">50-125 Wrocław</text:p>
      <text:p text:style-name="P12"><text:span text:style-name="T5"/></text:p>
      <text:p text:style-name="P6">za pośrednictwem:</text:p>
      <text:p text:style-name="P13"><text:span text:style-name="T5"/></text:p>
      <text:p text:style-name="P4">Wojewody Dolnośląskiego</text:p>
      <text:p text:style-name="P4">Dolnośląski Urząd Wojewódzki we Wrocławiu</text:p>
      <text:p text:style-name="P2">Wydział Spraw Obywatelskich i Cudzoziemców</text:p>
      <text:p text:style-name="P2">pl. Powstańców Warszawy 1</text:p>
      <text:p text:style-name="P2">50-153</text:p>
      <text:p text:style-name="P12"><text:span text:style-name="T5"/></text:p>
      <text:p text:style-name="P14"><office:annotation office:name="__Annotation__3048_133350677" loext:resolved="false"><dc:creator>FirstName LastName</dc:creator><dc:date>2024-04-09T22:35:08.447000000</dc:date><meta:creator-initials>FL</meta:creator-initials><text:p text:style-name="Comment">ДЛЯ ЖАНЧЫН: <text:span text:style-name="T33">Skarżąca</text:span></text:p></office:annotation><text:span text:style-name="T29">Skarżący</text:span><office:annotation-end office:name="__Annotation__3048_133350677"/><text:span text:style-name="T5">:<text:tab/> <text:tab/></text:span><office:annotation office:name="__Annotation__3045_133350677" loext:resolved="false"><dc:creator>FirstName LastName</dc:creator><dc:date>2024-04-09T22:34:28.688000000</dc:date><meta:creator-initials>FL</meta:creator-initials><text:p text:style-name="Comment"><text:span text:style-name="T32">ВАШАЕ ІМЯ І ПРОЗВІШЧА</text:span></text:p></office:annotation><text:span text:style-name="T29">IMIĘ NAZWISKO</text:span><office:annotation-end office:name="__Annotation__3045_133350677"/></text:p>
      <text:p text:style-name="P13"><text:span text:style-name="T5"><text:tab/><text:tab/><text:tab/></text:span><office:annotation office:name="__Annotation__3046_133350677" loext:resolved="false"><dc:creator>FirstName LastName</dc:creator><dc:date>2024-04-09T22:34:45.608000000</dc:date><meta:creator-initials>FL</meta:creator-initials><text:p text:style-name="Comment">ВАШ НУМАР PESEL</text:p></office:annotation><text:span text:style-name="T29">PESEL 11111111111</text:span><office:annotation-end office:name="__Annotation__3046_133350677"/></text:p>
      <text:p text:style-name="P13"><text:span text:style-name="T5"><text:tab/><text:tab/><text:tab/></text:span><office:annotation office:name="__Annotation__3047_133350677" loext:resolved="false"><dc:creator>FirstName LastName</dc:creator><dc:date>2024-04-09T22:35:00.533000000</dc:date><meta:creator-initials>FL</meta:creator-initials><text:p text:style-name="Comment">ВАШ АДРАС У ПОЛЬШЧЫ</text:p></office:annotation><text:span text:style-name="T5">Ulica blok / mieszkanie</text:span></text:p>
      <text:p text:style-name="P13"><text:span text:style-name="T5"><text:tab/><text:tab/><text:tab/>00-000 Miasto</text:span><office:annotation-end office:name="__Annotation__3047_133350677"/></text:p>
      <text:p text:style-name="P13"><text:span text:style-name="T5"/></text:p>
      <text:p text:style-name="P13"><text:span text:style-name="T29">Organ</text:span><text:span text:style-name="T5">:<text:tab/><text:tab/></text:span><text:span text:style-name="T29">Wojewoda Dolnośląski</text:span></text:p>
      <text:p text:style-name="P4"><text:tab/><text:tab/><text:tab/>Dolnośląski Urząd Wojewódzki</text:p>
      <text:p text:style-name="P4"><text:tab/><text:tab/><text:tab/>we Wrocławiu</text:p>
      <text:p text:style-name="P2"><text:tab/><text:tab/><text:tab/>Wydział Spraw Obywatelskich</text:p>
      <text:p text:style-name="P2"><text:tab/><text:tab/><text:tab/>i Cudzoziemców</text:p>
      <text:p text:style-name="P2"><text:tab/><text:tab/><text:tab/>pl. Powstańców Warszawy 1</text:p>
      <text:p text:style-name="P2"><text:tab/><text:tab/><text:tab/>50-153 Wrocław</text:p>
      <text:p text:style-name="P12"><text:span text:style-name="T5"/></text:p>
      <text:p text:style-name="P12"><office:annotation office:name="__Annotation__3050_133350677" loext:resolved="false"><dc:creator>FirstName LastName</dc:creator><dc:date>2024-04-09T22:36:47.582000000</dc:date><meta:creator-initials>FL</meta:creator-initials><text:p text:style-name="Comment">ПЕРАД АДПРАЎКАЙ СКАРГІ АБАВЯЗКОВА ЗРАБІЦЬ АПЛАТУ І ПРЫКЛАСЦІ ПАЦЦВЕРДЖАННЕ ЯК załacznik</text:p></office:annotation><text:span text:style-name="T29">Wpis od skargi:</text:span><text:span text:style-name="T5"> 100zł</text:span><office:annotation-end office:name="__Annotation__3050_133350677"/></text:p>
      <text:p text:style-name="P12"><text:span text:style-name="T5"/></text:p>
      <text:p text:style-name="P5">SKARGA</text:p>
      <text:p text:style-name="P5">na bezczynność Wojewody Dolnośląskiego</text:p>
      <text:p text:style-name="P5">w sprawie o wydanie skarżącemu polskiego dokumentu podróży dla cudzoziemca</text:p>
      <text:p text:style-name="P12"><text:span text:style-name="T5"/></text:p>
      <text:p text:style-name="P11"><text:span text:style-name="T7">Działając w imieniu własnym, na podstawie art. 3 </text:span><text:span text:style-name="T5">§ </text:span><text:span text:style-name="T7">2 pkt. 8, art. 50 § 1, art. 52 § 2 oraz art. 54 § 1 </text:span><text:span text:style-name="T8">ustawy z dnia 30 sierpnia 2002r. – Prawo o postępowaniu przed sądami administracyjnymi (tekst jedn. Dz. U. </text:span><text:span text:style-name="T9">z</text:span><text:span text:style-name="T8"> 2023r., poz. 1634; dalej: PPSA) wnoszę skargę na bezczynność Wojewody Dolnośląskiego prowadzącego postępowanie w sprawie o wydanie </text:span><text:span text:style-name="T10">mnie</text:span><text:span text:style-name="T8"> polskiego dokumentu podróży dla cudzoziemca. Skarga została poprzedzona ponagleniem skierowanym do Szefa Urzędu do Spraw Cudzoziemców w Warszawie za pośrednictwem Wojewody Dolnośląskiego. Ponaglenie zostało sporządzone przez </text:span><text:span text:style-name="T10">mnie</text:span><text:span text:style-name="T8"> osobiście i nadane za pośrednictwem poczty dnia </text:span><office:annotation office:name="__Annotation__3052_133350677" loext:resolved="false"><dc:creator>FirstName LastName</dc:creator><dc:date>2024-04-09T22:39:39.278000000</dc:date><meta:creator-initials>FL</meta:creator-initials><text:p text:style-name="Comment">КАЛІ АДПРАВІЛІ ponaglenie</text:p></office:annotation><text:span text:style-name="T30">08.03.2024 r.</text:span><office:annotation-end office:name="__Annotation__3052_133350677"/><text:span text:style-name="T8"> i dnia </text:span><office:annotation office:name="__Annotation__3053_133350677" loext:resolved="false"><dc:creator>FirstName LastName</dc:creator><dc:date>2024-04-09T22:40:27.323000000</dc:date><meta:creator-initials>FL</meta:creator-initials><text:p text:style-name="Comment"><text:span text:style-name="T32">КАЛІ ПРЫНЯТА ponaglenie</text:span><text:span text:style-name="T32"><text:line-break/></text:span><text:span text:style-name="T32"><text:line-break/></text:span>ЖОЎТЫ КВІТОК</text:p></office:annotation><text:span text:style-name="T31">0</text:span><text:span text:style-name="T30">9.03.2024 r.</text:span><office:annotation-end office:name="__Annotation__3053_133350677"/><text:span text:style-name="T8"> doręczonym organowi I instancji.</text:span></text:p>
      <text:p text:style-name="P11"/>
      <text:p text:style-name="P20"><text:span text:style-name="T8">Na podstawie art. 57 </text:span><text:span text:style-name="T5">§ </text:span><text:span text:style-name="T8">1 pkt. 3 PPSA zarzucam naruszenie:</text:span></text:p>
      <text:p text:style-name="P21"><text:span text:style-name="T8"><text:line-break/>- art. 6 </text:span><text:span text:style-name="T12">ustawy z dnia 14 czerwca 1960 r. - Kodeks postępowania administracyjnego (tekst jedn. Dz. U. z </text:span><text:span text:style-name="T14">2023</text:span><text:span text:style-name="T12"> r., poz. </text:span><text:span text:style-name="T14">775</text:span><text:span text:style-name="T12">; dalej: </text:span><text:span text:style-name="T13">KPA</text:span><text:span text:style-name="T12">), </text:span><text:span text:style-name="T13">poprzez niewydanie merytorycznego rozstrzygnięcia w sprawie z wniosku </text:span><office:annotation office:name="__Annotation__3054_133350677" loext:resolved="false"><dc:creator>FirstName LastName</dc:creator><dc:date>2024-04-09T22:41:23.245000000</dc:date><meta:creator-initials>FL</meta:creator-initials><text:p text:style-name="Comment">ДЛЯ ЖАНЧЫН: Skarżącej</text:p></office:annotation><text:span text:style-name="T13">Skarżącego</text:span><office:annotation-end office:name="__Annotation__3054_133350677"/><text:span text:style-name="T13"> w ustawowym terminie;</text:span></text:p>
      <text:p text:style-name="P15"><text:span text:style-name="T13">- art. 8 § 1 KPA </text:span><text:span text:style-name="T14">poprzez działanie wbrew przepisom prawa, co powoduje utratę zaufania do władzy publicznej;</text:span></text:p>
      <text:p text:style-name="P16"><text:span text:style-name="T14">- art. 12 </text:span><text:span text:style-name="T13">§ </text:span><text:span text:style-name="T14">1 KPA polegające na pozostawaniu w bezczynności w sytuacji, gdy organ powinien działać wnikliwie i szybko posługując się możliwie najprostszymi środkami prowadzącymi do załatwienie sprawy;</text:span></text:p>
      <text:p text:style-name="P21"><text:soft-page-break/><text:span text:style-name="T14">- art. 35 </text:span><text:span text:style-name="T13">§ </text:span><text:span text:style-name="T14">1 i 3 KPA polegające na pozostawaniu w bezczynności w sytuacji, gdy w przypadku wnioski niezawierającego braków formalnych organ winien był załatwić sprawę niezwłocznie, natomiast w przypadku sprawy wymagającej wszczęcia postępowania wyjaśniającego sprawa powinna być załatwiona nie później niż miesiąca, a w przypadku sprawy szczególnie skomplikowanej – nie później niż w ciągu dwóch miesięcy od dnia wszczęcia postępowania.</text:span></text:p>
      <text:p text:style-name="P22"><text:span text:style-name="T14"><text:line-break/>W oparciu na powyższe zarzuty na podstawie art. 149 </text:span><text:span text:style-name="T13">§</text:span><text:span text:style-name="T14">1 i 2 PPSA wnoszę o:</text:span></text:p>
      <text:p text:style-name="P22"><text:span text:style-name="T14"/></text:p>
      <text:p text:style-name="P16"><text:span text:style-name="T14">- stwierdzenie bezczynności w prowadzeniu sprawy i w konsekwencji niezałatwienie sprawy z wniosku </text:span><office:annotation office:name="__Annotation__3055_133350677" loext:resolved="false"><dc:creator>FirstName LastName</dc:creator><dc:date>2024-04-09T22:42:00.416000000</dc:date><meta:creator-initials>FL</meta:creator-initials><text:p text:style-name="Comment">ДЛЯ ЖАНЧЫН: Skarżącej</text:p></office:annotation><text:span text:style-name="T14">Skarżącego</text:span><office:annotation-end office:name="__Annotation__3055_133350677"/><text:span text:style-name="T14"> w ustawowym terminie;</text:span></text:p>
      <text:p text:style-name="P7">- stwierdzenie, że bezczynność w prowadzeniu postępowania przez Wojewodę Dolnośląskiego miała miejsce z rażącym naruszeniem prawa;</text:p>
      <text:p text:style-name="P7">- wyznaczenie organowi terminu 7 dni na załatwienie sprawy;</text:p>
      <text:p text:style-name="P16"><text:span text:style-name="T14">- przyznanie od organu na rzecz </text:span><office:annotation office:name="__Annotation__3056_133350677" loext:resolved="false"><dc:creator>FirstName LastName</dc:creator><dc:date>2024-04-09T22:42:13.764000000</dc:date><meta:creator-initials>FL</meta:creator-initials><text:p text:style-name="Comment">ДЛЯ ЖАНЧЫН: Skarżącej</text:p></office:annotation><text:span text:style-name="T14">Skarżącego</text:span><office:annotation-end office:name="__Annotation__3056_133350677"/><text:span text:style-name="T14"> sumy pieniężnej w wysokości </text:span><office:annotation office:name="__Annotation__3058_133350677" loext:resolved="false"><dc:creator>FirstName LastName</dc:creator><dc:date>2024-04-09T22:42:27.108000000</dc:date><meta:creator-initials>FL</meta:creator-initials><text:p text:style-name="Comment">СУМА АМАЛЬ АД БАЛДЫ, БОЛЬШ ЗА 500 НЕ ВАРТА ПІСАЦЬ, МЕНЬШ - МОЖНА</text:p><text:p text:style-name="Comment"/><text:p text:style-name="Comment">МОЖНА ЦАЛКАМ ВЫДАЛІЦЬ ПУНКТ</text:p></office:annotation><text:span text:style-name="T14">500zł</text:span><office:annotation-end office:name="__Annotation__3058_133350677"/><text:span text:style-name="T14"> (słownie: pięćset złotych);</text:span></text:p>
      <text:p text:style-name="P7">oraz</text:p>
      <text:p text:style-name="P17"><text:span text:style-name="T11">- zasądzenie na rzecz </text:span><office:annotation office:name="__Annotation__3057_133350677" loext:resolved="false"><dc:creator>FirstName LastName</dc:creator><dc:date>2024-04-09T22:42:18.064000000</dc:date><meta:creator-initials>FL</meta:creator-initials><text:p text:style-name="Comment">ДЛЯ ЖАНЧЫН: Skarżącej</text:p></office:annotation><text:span text:style-name="T11">Skarżącego</text:span><office:annotation-end office:name="__Annotation__3057_133350677"/><text:span text:style-name="T11"> od organu zwrotu kosztów postępowania;</text:span></text:p>
      <text:p text:style-name="P17"><text:span text:style-name="T11">- </text:span><text:span text:style-name="T15">rozpoznanie sprawy w trybie uproszczonym.</text:span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23"><text:span text:style-name="T15">U</text:span><text:span text:style-name="T11">ZASADNIENIE</text:span></text:p>
      <text:p text:style-name="P23"><text:span text:style-name="T11"/></text:p>
      <text:p text:style-name="P23"><text:span text:style-name="T11"><text:tab/>Jestem </text:span><office:annotation office:name="__Annotation__3102_133350677" loext:resolved="false"><dc:creator>FirstName LastName</dc:creator><dc:date>2024-04-09T22:49:36.079000000</dc:date><meta:creator-initials>FL</meta:creator-initials><text:p text:style-name="Comment">ДЛЯ ЖАНЧЫН: obywatelką</text:p></office:annotation><text:span text:style-name="T11">obywatelem</text:span><office:annotation-end office:name="__Annotation__3102_133350677"/><text:span text:style-name="T11"> Białorusi i zamieszkuj</text:span><text:span text:style-name="T20">ę</text:span><text:span text:style-name="T11"> w Polsce od </text:span><office:annotation office:name="__Annotation__3103_133350677" loext:resolved="false"><dc:creator>FirstName LastName</dc:creator><dc:date>2024-04-09T22:49:51.821000000</dc:date><meta:creator-initials>FL</meta:creator-initials><text:p text:style-name="Comment">АД ЯКОЙ ДАТЫ ЗНАХОДЗІЦЕСЯ Ў ПОЛЬШЧЫ</text:p></office:annotation><text:span text:style-name="T11">01.01.2021 r.</text:span><office:annotation-end office:name="__Annotation__3103_133350677"/><text:span text:style-name="T11"> </text:span><office:annotation office:name="__Annotation__3104_133350677" loext:resolved="false"><dc:creator>FirstName LastName</dc:creator><dc:date>2024-04-09T22:51:46.565000000</dc:date><meta:creator-initials>FL</meta:creator-initials><text:p text:style-name="Comment">НА ЯКОЙ ПАДСТАВЕ ЗАРАЗ ЗНАХОДЗІЦЕСЯ Ў ПОЛЬШЧЫ І КАЛІ І АД КАГО АТРЫМАЛІ ГЭТУЮ ПАДСТАВУ (АХОВА/ПОБЫТ АД ПРАЦЫ, ПОБЫТ ПА ІНШЫХ АБСТАВІНАХ/ІНШАЕ)</text:p></office:annotation><text:span text:style-name="T11">Posiadam </text:span><text:span text:style-name="T21">ochronę uzupełniającą</text:span><text:span text:style-name="T11"> wydaną przez Szefa Urzędu do Spraw Cudzoziemców </text:span><text:span text:style-name="T21">01.06.2021r</text:span><text:span text:style-name="T11">. </text:span><office:annotation-end office:name="__Annotation__3104_133350677"/><text:span text:style-name="T11"><text:line-break/><text:tab/></text:span><text:span text:style-name="T21">Mój białoruski paszport stracił ważność dnia </text:span><office:annotation office:name="__Annotation__3156_133350677" loext:resolved="false"><dc:creator>FirstName LastName</dc:creator><dc:date>2024-04-09T22:54:54.736000000</dc:date><meta:creator-initials>FL</meta:creator-initials><text:p text:style-name="Comment">КАЛІ ВАШ ПАШПАРТ ПЕРАСТАЎ ДЗЕЙНІЧАЦЬ</text:p></office:annotation><text:span text:style-name="T21">12.12.2023 roku</text:span><office:annotation-end office:name="__Annotation__3156_133350677"/><text:span text:style-name="T21">.<text:line-break/><text:tab/></text:span></text:p>
      <text:p text:style-name="P23"><text:span text:style-name="T21"><text:tab/></text:span><text:span text:style-name="T22">Kopie nieważnego paszportu, decyzji o udzieleniu ochrony uzupełniającej i karty pobytu załączone są do akt sprawy.</text:span><text:span text:style-name="T16"><text:line-break/><text:line-break/><text:tab/>Wniosek o wydanie Polskiego Dokumentu Podróży dla Cudzoziemca został złożony przez mnie pocztą dnia </text:span><office:annotation office:name="__Annotation__3161_133350677" loext:resolved="false"><dc:creator>FirstName LastName</dc:creator><dc:date>2024-04-09T23:00:53.070000000</dc:date><meta:creator-initials>FL</meta:creator-initials><text:p text:style-name="Comment">КАЛІ АДПРАВІЛІ ЎНЁСАК</text:p></office:annotation><text:span text:style-name="T22">15.12.2023 r.</text:span><office:annotation-end office:name="__Annotation__3161_133350677"/><text:span text:style-name="T16">, gdzie wpływ zarejestrowano </text:span><office:annotation office:name="__Annotation__3162_133350677" loext:resolved="false"><dc:creator>FirstName LastName</dc:creator><dc:date>2024-04-09T23:01:08.729000000</dc:date><meta:creator-initials>FL</meta:creator-initials><text:p text:style-name="Comment">КАЛІ ЎНЁСАК ПРЫНЯЛІ <text:line-break/> <text:line-break/>PRZYBYSZ АЛЬБО ЖОЎТЫ КВІТОК </text:p></office:annotation><text:span text:style-name="T22">18.12.2023 r</text:span><office:annotation-end office:name="__Annotation__3162_133350677"/><text:span text:style-name="T16">.</text:span></text:p>
      <text:p text:style-name="P23"><text:span text:style-name="T16"><text:tab/>Wobec bezczynności organu </text:span><office:annotation office:name="__Annotation__3164_133350677" loext:resolved="false"><dc:creator>FirstName LastName</dc:creator><dc:date>2024-04-09T23:04:45.884000000</dc:date><meta:creator-initials>FL</meta:creator-initials><text:p text:style-name="Comment"><text:span text:style-name="T32">ДЛЯ ЖАНЧЫН: </text:span>złożyłam</text:p></office:annotation><text:span text:style-name="T16">złożyłem</text:span><office:annotation-end office:name="__Annotation__3164_133350677"/><text:span text:style-name="T16"> ponaglenie w dniu </text:span><office:annotation office:name="__Annotation__3163_133350677" loext:resolved="false"><dc:creator>FirstName LastName</dc:creator><dc:date>2024-04-09T23:04:39.283000000</dc:date><meta:creator-initials>FL</meta:creator-initials><text:p text:style-name="Comment">КАЛІ АДПРАВІЛІ ponaglenie</text:p></office:annotation><text:span text:style-name="T22">08.03.2024 r</text:span><office:annotation-end office:name="__Annotation__3163_133350677"/><text:span text:style-name="T16">.</text:span></text:p>
      <text:p text:style-name="P23"><text:span text:style-name="T16"/></text:p>
      <text:p text:style-name="P23"><text:span text:style-name="T16"><text:tab/></text:span><text:span text:style-name="T17">Bezczynność organu administracji w sprawie jest szczególnie uciążliwa dla mnie gdyż brak działania uniemożliwia mnie </text:span><office:annotation office:name="__Annotation__3228_133350677" loext:resolved="false"><dc:creator>FirstName LastName</dc:creator><dc:date>2024-04-09T23:09:38.832000000</dc:date><meta:creator-initials>FL</meta:creator-initials><text:p text:style-name="Comment">ТУТ ПІШАЦЕ, ЧЫМ ВАМ ПЕРАШКАДЖАЕ БРАК ДАКУМЕНТА: ПРАЦА, ВУЧОБА, РАХУНКІ, КРЭДЫТЫ, ПАДАРОЖЖА ДЫ ІНШАЕ</text:p><text:p text:style-name="Comment"/><text:p text:style-name="Comment">АПІСВАЕЦЕ МЕНАВІТА СВАЮ СІТУАЦЫЮ</text:p></office:annotation><text:span text:style-name="T17">COŚ</text:span><office:annotation-end office:name="__Annotation__3228_133350677"/><text:span text:style-name="T17">.<text:line-break/></text:span></text:p>
      <text:p text:style-name="P23"><text:span text:style-name="T17"><text:tab/>Sprawa jest prosta i sprowadza się do wygenerowania i wydania mnie dokumentu podróży, gdyż dysponuje już decyzją </text:span><office:annotation office:name="__Annotation__3229_133350677" loext:resolved="false"><dc:creator>FirstName LastName</dc:creator><dc:date>2024-04-09T23:13:08.735000000</dc:date><meta:creator-initials>FL</meta:creator-initials><text:p text:style-name="Comment">АД КАГО АТРЫМАЛІ ПАДСТАВУ ДЛЯ ЗНАХОДЖАННЯ Ў ПОЛЬШЧЫ</text:p></office:annotation><text:span text:style-name="T17">Szefa Urzędu do Spraw Cudzoziemców</text:span><office:annotation-end office:name="__Annotation__3229_133350677"/><text:span text:style-name="T17"> stanowiącego podstawę do wydania tego dokumentu.<text:line-break/></text:span></text:p>
      <text:p text:style-name="P8"><text:tab/>Wniesienie ponaglenia stanowi o wyczerpaniu drogi administracyjnej, co możliwym czyni złożenie skargi na bezczynność Wojewody Dolnośląskiego do Wojewódzkiego Sądu Administracyjnego.</text:p>
      <text:p text:style-name="P23"><text:span text:style-name="T17"/></text:p>
      <text:p text:style-name="P24"><text:span text:style-name="T17"><text:tab/>Zgodnie z treścią art. 35 </text:span><text:span text:style-name="T13">§ </text:span><text:span text:style-name="T17">1 KPA organ jest zobowiązany do załatwienia sprawy bez zbędnej zwłoki, w szczególności, że sprawa dotyczy prostej materii sprowadzającej się w istocie do wygenerowania i wydania dokumentu podróży na podstawie art. 252 ust. 1 </text:span><text:span text:style-name="T18">pkt. 1 i 2 lit. </text:span><office:annotation office:name="__Annotation__3300_133350677" loext:resolved="false"><dc:creator>FirstName LastName</dc:creator><dc:date>2024-04-09T23:21:10.169000000</dc:date><meta:creator-initials>FL</meta:creator-initials><text:p text:style-name="P27"><text:span text:style-name="T32">АДЗНАЧЫЦЬ МЕНАВІТА СВОЙ ПУНКТ:</text:span></text:p><text:p text:style-name="P27"><text:span text:style-name="T32"/></text:p><text:p text:style-name="P27"><text:span text:style-name="T32">a) zezwolenia na pobyt stały lub</text:span></text:p><text:p text:style-name="P27"><text:span text:style-name="T32">b) zezwolenia na pobyt rezydenta długoterminowego UE, lub </text:span></text:p><text:p text:style-name="P27"><text:span text:style-name="T32">c) zezwolenia na pobyt czasowy, lub </text:span></text:p><text:p text:style-name="P27"><text:span text:style-name="T32">d) ochrony uzupełniającej, lub </text:span></text:p><text:p text:style-name="P27"><text:span text:style-name="T32">e) zgody na pobyt ze względów humanitarnych; </text:span></text:p></office:annotation><text:span text:style-name="T18">d</text:span><office:annotation-end office:name="__Annotation__3300_133350677"/><text:span text:style-name="T18"> ustawy z dnia 12 grudnia 2013 r. – o cudzoziemcach (</text:span><text:span text:style-name="T13">tekst jedn. Dz. U. </text:span><text:span text:style-name="T14">z</text:span><text:span text:style-name="T13"> 2023r., poz. </text:span><text:span text:style-name="T18">519</text:span><text:span text:style-name="T13">; dalej: </text:span><text:span text:style-name="T18">UOC).<text:line-break/><text:line-break/><text:tab/>Rozporządzenie Ministra Spraw Wewnętrznych i Administracji z dnia 28 czerwca 2023 roku ustala „§ 2. Obywatelstwem, którego posiadanie uprawnia cudzoziemca do ubiegania się o wydanie polskiego dokumentu podróży dla cudzoziemca w warunkach określonych w art. 252a ust. 1 ustawy, jest obywatelstwo Republiki Białorusi.”</text:span></text:p>
      <text:p text:style-name="P24"><text:span text:style-name="T18"/></text:p>
      <text:p text:style-name="P24"><text:soft-page-break/><text:span text:style-name="T18"><text:tab/>Mi do dnia sporządzenia skargi nie został wydany dokument podróży dla cudzoziemca, i nie wpłynęło żadne wyjaśnienie w sprawie z organu administracji, a ja oczekuję na zakończenie sprawy już od blisko </text:span><office:annotation office:name="__Annotation__3305_133350677" loext:resolved="false"><dc:creator>FirstName LastName</dc:creator><dc:date>2024-04-09T23:27:00.278000000</dc:date><meta:creator-initials>FL</meta:creator-initials><text:p text:style-name="Comment">КОЛЬКІ ВЫ УЖО ПРЫКЛАДНА ЧАКАЕЦЕ НА ДАКУМЕНТ ПАДАРОЖНІКА</text:p></office:annotation><text:span text:style-name="T23">4 miesiący</text:span><office:annotation-end office:name="__Annotation__3305_133350677"/><text:span text:style-name="T18">.<text:line-break/><text:line-break/></text:span><office:annotation office:name="__Annotation__3382_133350677" loext:resolved="false"><dc:creator>FirstName LastName</dc:creator><dc:date>2024-04-09T23:32:00.616000000</dc:date><meta:creator-initials>FL</meta:creator-initials><text:p text:style-name="Comment">ГЭТЫ СКАЗ ТОЛЬКІ ДЛЯ ТЫХ, У КАГО АХОВА</text:p></office:annotation><text:span text:style-name="T18"><text:tab/></text:span><text:span text:style-name="T23">Jestem </text:span><office:annotation office:name="__Annotation__3383_133350677" loext:resolved="false"><dc:creator>FirstName LastName</dc:creator><dc:date>2024-04-09T23:32:37.051000000</dc:date><meta:creator-initials>FL</meta:creator-initials><text:p text:style-name="Comment">ДЛЯ ЖАНЧЫН: obywatelką</text:p></office:annotation><text:span text:style-name="T23">obywatelem</text:span><office:annotation-end office:name="__Annotation__3383_133350677"/><text:span text:style-name="T23"> Białorusi i jak wynika z uzasadnienia decyzji Szefa Urzędu do Spraw Cudzoziemców po powrocie na Białoruś w celu uzyskania paszport</text:span><text:span text:style-name="T25">u</text:span><text:span text:style-name="T23"> </text:span><text:span text:style-name="T24">taka podróż grozi mojemu życiu i wolności.</text:span><office:annotation-end office:name="__Annotation__3382_133350677"/><text:span text:style-name="T19"><text:line-break/><text:line-break/><text:tab/></text:span><text:span text:style-name="T24">Wskazać należy, że bezczynność organu w sprawie o wydanie mnie polskiego dokumentu podróży również prowadzi do naruszenia moich praw.</text:span><text:span text:style-name="T19"><text:line-break/><text:line-break/><text:tab/></text:span><text:span text:style-name="T24">W tym świetle suma pieniężna, której zasądzenia domagam się nie jest wygórowana i mieści się w granicach przewidzianych prawem.</text:span></text:p>
      <text:p text:style-name="P24"><text:span text:style-name="T24"/></text:p>
      <text:p text:style-name="P25"><text:span text:style-name="T27"><text:tab/>W oparciu o art. 200 PPSA w zw. z art. 205 </text:span><text:span text:style-name="T28">§ </text:span><text:span text:style-name="T27">1 PPSA wnoszę o zasądzenie na rzecz skarżącego od organu zwrotu kosztów postępowania w kwocie </text:span><office:annotation office:name="__Annotation__3388_133350677" loext:resolved="false"><dc:creator>FirstName LastName</dc:creator><dc:date>2024-04-09T23:40:09.188000000</dc:date><meta:creator-initials>FL</meta:creator-initials><text:p text:style-name="Comment">ТУТ МОЖАЦЕ АКРАМЯ АПЛАТЫ СКАРБОВАЙ ДАДАЦЬ ЗАТРАТЫ НА ДРУК/ТРАНСПАРТ ДА СУДУ І ГЭТАК ДАЛЕЙ</text:p><text:p text:style-name="Comment"/><text:p text:style-name="Comment">АЛЕ ТОЛЬКІ ТОЕ, ШТО ВЫ МОЖАЦЕ ПАЦЦВЕРДЗІЦЬ ДАКУМЕНТАМІ</text:p></office:annotation><text:span text:style-name="T27">100zł (słownie: sto złotych)</text:span><office:annotation-end office:name="__Annotation__3388_133350677"/><text:span text:style-name="T27"> oraz rozpoznanie sprawy w trybie uproszczonym na podstawie art. 119 pkt. 4 PPSA, mając na względzie zwłaszcza względy ekonomii procesowej oraz szybkości postępowania.</text:span></text:p>
      <text:p text:style-name="P25"><text:span text:style-name="T27"/></text:p>
      <text:p text:style-name="P9"><text:tab/>Uznając skargę za konieczną i uzasadnią wnoszę jak na wstępie.</text:p>
      <text:p text:style-name="P25"><text:span text:style-name="T27"/></text:p>
      <text:p text:style-name="P25"><text:span text:style-name="T27"/></text:p>
      <text:p text:style-name="P19"><office:annotation office:name="__Annotation__3476_133350677" loext:resolved="false"><dc:creator>FirstName LastName</dc:creator><dc:date>2024-04-09T23:45:44.807000000</dc:date><meta:creator-initials>FL</meta:creator-initials><text:p text:style-name="Comment"><text:span text:style-name="T32">ВАШАЕ ІМЯ І ПРОЗВІШЧА</text:span></text:p></office:annotation><text:span text:style-name="T26">IMIĘ NAZWISKO</text:span><office:annotation-end office:name="__Annotation__3476_133350677"/></text:p>
      <text:p text:style-name="P19"><text:span text:style-name="T26"/></text:p>
      <text:p text:style-name="P10">Załaczniki:</text:p>
      <text:p text:style-name="P10">1. odpis skargi wraz z załacznikami</text:p>
      <text:p text:style-name="P26"><office:annotation office:name="__Annotation__3474_133350677" loext:resolved="false"><dc:creator>FirstName LastName</dc:creator><dc:date>2024-04-09T23:44:42.983000000</dc:date><meta:creator-initials>FL</meta:creator-initials><text:p text:style-name="Comment">ПЕРАД АДПРАЎКАЙ СКАРГІ АБАВЯЗКОВА ЗРАБІЦЬ АПЛАТУ І ПРЫКЛАСЦІ ПАЦЦВЕРДЖАННЕ ЯК załacznik</text:p></office:annotation><text:span text:style-name="T26">2. dowód uiszczenia wpisu od skargi w kwocie 100zł</text:span><office:annotation-end office:name="__Annotation__3474_133350677"/></text:p>
      <text:p text:style-name="P26"><office:annotation office:name="__Annotation__3475_133350677" loext:resolved="false"><dc:creator>FirstName LastName</dc:creator><dc:date>2024-04-09T23:45:25.885000000</dc:date><meta:creator-initials>FL</meta:creator-initials><text:p text:style-name="Comment">КОПІЯ ponaglenie РАЗАМ З КОПІЯЙ ЖОЎТАГА КВІТКА</text:p></office:annotation><text:span text:style-name="T26">3. odpis ponaglenia wraz z dowodem nadania z dnia </text:span><text:span text:style-name="T28">08.03.2024 r.</text:span><office:annotation-end office:name="__Annotation__3475_133350677"/></text:p>
      <text:p text:style-name="P26"><text:span text:style-name="T2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pl" number:country="PL">
      <number:day number:style="long"/>
      <number:text>.</number:text>
      <number:month number:style="long"/>
      <number:text>.</number:text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irstName LastName</meta:initial-creator>
    <meta:creation-date>2024-04-09T21:41:16.167000000</meta:creation-date>
    <dc:date>2024-04-10T13:36:54.478000000</dc:date>
    <dc:creator>FirstName LastName</dc:creator>
    <meta:editing-duration>PT8M30S</meta:editing-duration>
    <meta:editing-cycles>3</meta:editing-cycles>
    <meta:generator>LibreOffice/24.2.2.2$Windows_X86_64 LibreOffice_project/d56cc158d8a96260b836f100ef4b4ef25d6f1a01</meta:generator>
    <meta:document-statistic meta:table-count="0" meta:image-count="0" meta:object-count="0" meta:page-count="3" meta:paragraph-count="56" meta:word-count="872" meta:character-count="6018" meta:non-whitespace-character-count="5141"/>
  </office:meta>
</office:document-meta>
</file>